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c7d9c" officeooo:paragraph-rsid="000c7d9c"/>
    </style:style>
    <style:style style:name="P2" style:family="paragraph" style:parent-style-name="Standard">
      <style:text-properties officeooo:rsid="00039cd9" officeooo:paragraph-rsid="00039cd9"/>
    </style:style>
    <style:style style:name="P3" style:family="paragraph" style:parent-style-name="Table_20_Contents">
      <style:text-properties officeooo:rsid="00039cd9" officeooo:paragraph-rsid="00039cd9"/>
    </style:style>
    <style:style style:name="P4" style:family="paragraph" style:parent-style-name="Standard">
      <style:text-properties officeooo:rsid="00046d35" officeooo:paragraph-rsid="00046d35"/>
    </style:style>
    <style:style style:name="P5" style:family="paragraph" style:parent-style-name="Standard">
      <style:text-properties officeooo:rsid="0006017a" officeooo:paragraph-rsid="0006017a"/>
    </style:style>
    <style:style style:name="P6" style:family="paragraph" style:parent-style-name="Text_20_body">
      <style:text-properties officeooo:rsid="0006017a" officeooo:paragraph-rsid="0006017a"/>
    </style:style>
    <style:style style:name="P7" style:family="paragraph" style:parent-style-name="Standard">
      <style:text-properties officeooo:paragraph-rsid="0006017a"/>
    </style:style>
    <style:style style:name="P8" style:family="paragraph" style:parent-style-name="Text_20_body">
      <style:text-properties officeooo:rsid="00062eae" officeooo:paragraph-rsid="00062eae"/>
    </style:style>
    <style:style style:name="P9" style:family="paragraph" style:parent-style-name="Text_20_body">
      <style:text-properties officeooo:rsid="0008125c" officeooo:paragraph-rsid="0008125c"/>
    </style:style>
    <style:style style:name="P10" style:family="paragraph" style:parent-style-name="Text_20_body">
      <style:text-properties officeooo:rsid="00097e4b" officeooo:paragraph-rsid="00097e4b"/>
    </style:style>
    <style:style style:name="P11" style:family="paragraph" style:parent-style-name="Text_20_body">
      <style:text-properties officeooo:rsid="000b2a88" officeooo:paragraph-rsid="000b2a88"/>
    </style:style>
    <style:style style:name="P12" style:family="paragraph" style:parent-style-name="Text_20_body">
      <style:text-properties officeooo:rsid="000d7911" officeooo:paragraph-rsid="000d7911"/>
    </style:style>
    <style:style style:name="P13" style:family="paragraph" style:parent-style-name="Text_20_body">
      <style:text-properties officeooo:rsid="000f57d3" officeooo:paragraph-rsid="000f57d3"/>
    </style:style>
    <style:style style:name="P14" style:family="paragraph" style:parent-style-name="Text_20_body">
      <style:text-properties fo:color="#c9211e" loext:opacity="100%" fo:font-weight="bold" officeooo:rsid="000f57d3" officeooo:paragraph-rsid="000f57d3" style:font-weight-asian="bold" style:font-weight-complex="bold"/>
    </style:style>
    <style:style style:name="P15" style:family="paragraph" style:parent-style-name="Text_20_body">
      <style:text-properties officeooo:rsid="001459bb" officeooo:paragraph-rsid="001459bb"/>
    </style:style>
    <style:style style:name="P16" style:family="paragraph" style:parent-style-name="Heading_20_1">
      <style:text-properties officeooo:rsid="001aa11c" officeooo:paragraph-rsid="001aa11c"/>
    </style:style>
    <style:style style:name="P17" style:family="paragraph" style:parent-style-name="Heading_20_2">
      <style:text-properties officeooo:rsid="000c7d9c" officeooo:paragraph-rsid="000c7d9c"/>
    </style:style>
    <style:style style:name="P18" style:family="paragraph" style:parent-style-name="Heading_20_3">
      <style:text-properties officeooo:rsid="000c7d9c" officeooo:paragraph-rsid="000c7d9c"/>
    </style:style>
    <style:style style:name="P19" style:family="paragraph" style:parent-style-name="Text_20_body" style:list-style-name="L1">
      <style:text-properties officeooo:rsid="000f57d3" officeooo:paragraph-rsid="000f57d3"/>
    </style:style>
    <style:style style:name="P20" style:family="paragraph" style:parent-style-name="Text_20_body" style:list-style-name="L2">
      <style:text-properties officeooo:rsid="000f57d3" officeooo:paragraph-rsid="000f57d3"/>
    </style:style>
    <style:style style:name="P21" style:family="paragraph" style:parent-style-name="Text_20_body" style:list-style-name="L3">
      <style:text-properties officeooo:rsid="000f57d3" officeooo:paragraph-rsid="000f57d3"/>
    </style:style>
    <style:style style:name="P22" style:family="paragraph" style:parent-style-name="Text_20_body" style:list-style-name="L3">
      <style:text-properties officeooo:rsid="001459bb" officeooo:paragraph-rsid="001459bb"/>
    </style:style>
    <style:style style:name="P23" style:family="paragraph" style:parent-style-name="Text_20_body" style:list-style-name="L3">
      <style:text-properties officeooo:rsid="000fa99c" officeooo:paragraph-rsid="000fa99c"/>
    </style:style>
    <style:style style:name="P24" style:family="paragraph" style:parent-style-name="Text_20_body" style:list-style-name="L3">
      <style:text-properties officeooo:rsid="00128d06" officeooo:paragraph-rsid="00128d06"/>
    </style:style>
    <style:style style:name="P25" style:family="paragraph" style:parent-style-name="Text_20_body" style:list-style-name="L4">
      <style:text-properties officeooo:rsid="00148404" officeooo:paragraph-rsid="00148404"/>
    </style:style>
    <style:style style:name="P26" style:family="paragraph" style:parent-style-name="Text_20_body" style:list-style-name="L4">
      <style:text-properties officeooo:rsid="00182b5b" officeooo:paragraph-rsid="00182b5b"/>
    </style:style>
    <style:style style:name="P27" style:family="paragraph" style:parent-style-name="Text_20_body">
      <style:text-properties officeooo:rsid="0017b9f4" officeooo:paragraph-rsid="0017b9f4"/>
    </style:style>
    <style:style style:name="P28" style:family="paragraph" style:parent-style-name="Text_20_body">
      <style:text-properties officeooo:rsid="001c1e6e" officeooo:paragraph-rsid="001c1e6e"/>
    </style:style>
    <style:style style:name="P29" style:family="paragraph" style:parent-style-name="Text_20_body">
      <style:text-properties officeooo:rsid="001d9853" officeooo:paragraph-rsid="001d9853"/>
    </style:style>
    <style:style style:name="P30" style:family="paragraph" style:parent-style-name="Text_20_body">
      <style:text-properties officeooo:rsid="00201740" officeooo:paragraph-rsid="00201740"/>
    </style:style>
    <style:style style:name="P31" style:family="paragraph" style:parent-style-name="Text_20_body">
      <style:text-properties officeooo:rsid="00220649" officeooo:paragraph-rsid="00220649"/>
    </style:style>
    <style:style style:name="P32" style:family="paragraph" style:parent-style-name="Text_20_body">
      <style:text-properties officeooo:rsid="0023a22f" officeooo:paragraph-rsid="0023a22f"/>
    </style:style>
    <style:style style:name="P33" style:family="paragraph" style:parent-style-name="Text_20_body">
      <style:text-properties officeooo:rsid="0028fde7" officeooo:paragraph-rsid="0028fde7"/>
    </style:style>
    <style:style style:name="P34" style:family="paragraph" style:parent-style-name="Text_20_body">
      <style:text-properties officeooo:rsid="002d86a7" officeooo:paragraph-rsid="002d86a7"/>
    </style:style>
    <style:style style:name="P35" style:family="paragraph" style:parent-style-name="Text_20_body">
      <style:text-properties officeooo:rsid="002edc93" officeooo:paragraph-rsid="002edc93"/>
    </style:style>
    <style:style style:name="P36" style:family="paragraph" style:parent-style-name="Text_20_body">
      <style:text-properties officeooo:rsid="00316f1c" officeooo:paragraph-rsid="00316f1c"/>
    </style:style>
    <style:style style:name="P37" style:family="paragraph" style:parent-style-name="Text_20_body">
      <style:text-properties officeooo:rsid="00330b90" officeooo:paragraph-rsid="00330b90"/>
    </style:style>
    <style:style style:name="P38" style:family="paragraph" style:parent-style-name="Text_20_body" style:list-style-name="L5">
      <style:text-properties officeooo:rsid="00330b90" officeooo:paragraph-rsid="00330b90"/>
    </style:style>
    <style:style style:name="P39" style:family="paragraph" style:parent-style-name="Text_20_body">
      <style:text-properties officeooo:rsid="0034f7ab" officeooo:paragraph-rsid="0034f7ab"/>
    </style:style>
    <style:style style:name="P40" style:family="paragraph" style:parent-style-name="Text_20_body" style:list-style-name="L6">
      <style:text-properties officeooo:rsid="0034f7ab" officeooo:paragraph-rsid="0034f7ab"/>
    </style:style>
    <style:style style:name="P41" style:family="paragraph" style:parent-style-name="Text_20_body">
      <style:text-properties officeooo:rsid="0036b6af" officeooo:paragraph-rsid="0036b6af"/>
    </style:style>
    <style:style style:name="P42" style:family="paragraph" style:parent-style-name="Text_20_body" style:list-style-name="L7">
      <style:text-properties officeooo:rsid="0036b6af" officeooo:paragraph-rsid="0036b6af"/>
    </style:style>
    <style:style style:name="P43" style:family="paragraph" style:parent-style-name="Text_20_body">
      <style:text-properties officeooo:rsid="00391374" officeooo:paragraph-rsid="00391374"/>
    </style:style>
    <style:style style:name="P44" style:family="paragraph" style:parent-style-name="Text_20_body">
      <style:text-properties officeooo:rsid="003c6b0a" officeooo:paragraph-rsid="003c6b0a"/>
    </style:style>
    <style:style style:name="P45" style:family="paragraph" style:parent-style-name="Text_20_body" style:list-style-name="L8">
      <style:text-properties officeooo:rsid="003c6b0a" officeooo:paragraph-rsid="003c6b0a"/>
    </style:style>
    <style:style style:name="P46" style:family="paragraph" style:parent-style-name="Text_20_body">
      <style:text-properties officeooo:rsid="003cb3d7" officeooo:paragraph-rsid="003cb3d7"/>
    </style:style>
    <style:style style:name="P47" style:family="paragraph" style:parent-style-name="Text_20_body">
      <style:text-properties officeooo:rsid="003fe49e" officeooo:paragraph-rsid="003fe49e"/>
    </style:style>
    <style:style style:name="P48" style:family="paragraph" style:parent-style-name="Text_20_body">
      <style:text-properties officeooo:rsid="004138d0" officeooo:paragraph-rsid="004138d0"/>
    </style:style>
    <style:style style:name="P49" style:family="paragraph" style:parent-style-name="Text_20_body">
      <style:text-properties officeooo:rsid="00423376" officeooo:paragraph-rsid="00423376"/>
    </style:style>
    <style:style style:name="P50" style:family="paragraph" style:parent-style-name="Text_20_body">
      <style:text-properties officeooo:rsid="00443d26" officeooo:paragraph-rsid="00443d26"/>
    </style:style>
    <style:style style:name="T1" style:family="text">
      <style:text-properties officeooo:rsid="00039c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017a" style:font-weight-asian="bold" style:font-weight-complex="bold"/>
    </style:style>
    <style:style style:name="T4" style:family="text">
      <style:text-properties officeooo:rsid="0006017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97e4b"/>
    </style:style>
    <style:style style:name="T7" style:family="text">
      <style:text-properties officeooo:rsid="000fa99c"/>
    </style:style>
    <style:style style:name="T8" style:family="text">
      <style:text-properties officeooo:rsid="001a1784"/>
    </style:style>
    <style:style style:name="T9" style:family="text">
      <style:text-properties officeooo:rsid="002652bd"/>
    </style:style>
    <style:style style:name="T10" style:family="text">
      <style:text-properties officeooo:rsid="00277640"/>
    </style:style>
    <style:style style:name="T11" style:family="text">
      <style:text-properties officeooo:rsid="0029c012"/>
    </style:style>
    <style:style style:name="T12" style:family="text">
      <style:text-properties officeooo:rsid="002c9a86"/>
    </style:style>
    <style:style style:name="T13" style:family="text">
      <style:text-properties officeooo:rsid="002e245e"/>
    </style:style>
    <style:style style:name="T14" style:family="text">
      <style:text-properties officeooo:rsid="002f884f"/>
    </style:style>
    <style:style style:name="T15" style:family="text">
      <style:text-properties officeooo:rsid="00322f8a"/>
    </style:style>
    <style:style style:name="T16" style:family="text">
      <style:text-properties officeooo:rsid="0037bc0b"/>
    </style:style>
    <style:style style:name="T17" style:family="text">
      <style:text-properties officeooo:rsid="003ab680"/>
    </style:style>
    <style:style style:name="T18" style:family="text">
      <style:text-properties officeooo:rsid="003d4391"/>
    </style:style>
    <style:style style:name="T19" style:family="text">
      <style:text-properties officeooo:rsid="0040a34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екция 10. </text:span>Грамматика. Синтаксис.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Язык</text:p>
          </table:table-cell>
          <table:table-cell table:style-name="Таблица1.B1" office:value-type="string">
            <text:p text:style-name="P3">Речь</text:p>
          </table:table-cell>
        </table:table-row>
        <table:table-row>
          <table:table-cell table:style-name="Таблица1.A2" office:value-type="string">
            <text:p text:style-name="P3">Дискурс</text:p>
          </table:table-cell>
          <table:table-cell table:style-name="Таблица1.B2" office:value-type="string">
            <text:p text:style-name="P3">Текст</text:p>
          </table:table-cell>
        </table:table-row>
        <table:table-row>
          <table:table-cell table:style-name="Таблица1.A2" office:value-type="string">
            <text:p text:style-name="P3">Высказывание</text:p>
          </table:table-cell>
          <table:table-cell table:style-name="Таблица1.B2" office:value-type="string">
            <text:p text:style-name="P3">Предложение</text:p>
          </table:table-cell>
        </table:table-row>
        <table:table-row>
          <table:table-cell table:style-name="Таблица1.A2" office:value-type="string">
            <text:p text:style-name="P3">Слово</text:p>
          </table:table-cell>
          <table:table-cell table:style-name="Таблица1.B2" office:value-type="string">
            <text:p text:style-name="P3">Лексема</text:p>
          </table:table-cell>
        </table:table-row>
        <table:table-row>
          <table:table-cell table:style-name="Таблица1.A2" office:value-type="string">
            <text:p text:style-name="P3">Морфема</text:p>
          </table:table-cell>
          <table:table-cell table:style-name="Таблица1.B2" office:value-type="string">
            <text:p text:style-name="P3">Морф</text:p>
          </table:table-cell>
        </table:table-row>
        <table:table-row>
          <table:table-cell table:style-name="Таблица1.A2" office:value-type="string">
            <text:p text:style-name="P3">Фонема</text:p>
          </table:table-cell>
          <table:table-cell table:style-name="Таблица1.B2" office:value-type="string">
            <text:p text:style-name="P3">Звук</text:p>
          </table:table-cell>
        </table:table-row>
      </table:table>
      <text:p text:style-name="P2"/>
      <text:h text:style-name="Heading_20_2" text:outline-level="2">Основания положения лекции №9</text:h>
      <text:p text:style-name="P2">Грамматиа (значение, категория, форма)</text:p>
      <text:p text:style-name="P2">Морфология (морфема и словоформа)</text:p>
      <text:p text:style-name="P2">Значения морфем</text:p>
      <text:p text:style-name="P2">Типы морфем</text:p>
      <text:p text:style-name="P2">Оснвоные способоы образования слов (аффиксация, словосложение, конверсия)</text:p>
      <text:p text:style-name="P2">Способы соединения морфем (кумуляция и пр.)</text:p>
      <text:p text:style-name="P2">…</text:p>
      <text:h text:style-name="Heading_20_2" text:outline-level="2">Синтаксис</text:h>
      <text:p text:style-name="P2">Синтаксис начинается там, где мы выодим за пределы слова или устойчивого сочетания слов, где начинаяется связная речь с её свободной комбинацией лексических единиц в рамках переменного словосочетания и предложения.</text:p>
      <text:p text:style-name="P4">Специфика предложения по сравнению с меньшими языковыми единицами заключается в том, что оно есть высказывание, оно коммуникативно.</text:p>
      <text:p text:style-name="P4">Способы выражения грамматических значений делятся на две группы:</text:p>
      <text:p text:style-name="P4">а) Такие способы, которые лексическое и грамматическое значение выражают слитно, в одном и том же слове, внутри слова (аффиксация, фузия, внутр флексия…) = <text:span text:style-name="T2">синтетические</text:span></text:p>
      <text:p text:style-name="P4">б) Такие, которые грамматические значение выражают вне слова (служебные слова, порядок слов, интонация) = <text:span text:style-name="T2">аналитические</text:span> </text:p>
      <text:h text:style-name="Heading_20_2" text:outline-level="2">Синтетические и аналитические языки</text:h>
      <text:p text:style-name="P5">Языки синтетического строя — латинский, древнегреческий, санскрит, литовский, немецкий, тюркские, финно-угорские</text:p>
      <text:p text:style-name="P5">Языки аналитического строя: романские, ново-индийские, новогреческий и др.</text:p>
      <text:p text:style-name="P5">Но при этом следует помнить, что в языках аналитического строя используются и синтетические средства, а языки синтетического строя имеют и черты аналитизма (так, в русском широко используются служебные слова и порядок слов).</text:p>
      <text:p text:style-name="P5">Части речи с точки зрения синтаксиса</text:p>
      <text:p text:style-name="P5">Части речи — большие классы слов, объедигёггые общим грамматическим значением, что проявляется в относительном единстве свойственных им грамматических признаков.</text:p>
      <text:p text:style-name="P5">Синтаксические признаки частей речи также распадаются на две группы:</text:p>
      <text:p text:style-name="P5">1) функция слова в предложениии, т. е. является ли слово членом предложенич, а если является, то каким.</text:p>
      <text:p text:style-name="P5">2) сочетаемость слова с другими частями речь</text:p>
      <text:h text:style-name="Heading_20_2" text:outline-level="2"><text:soft-page-break/>Части речи в разных языках</text:h>
      <text:p text:style-name="P5">1) не во всех языках выделяются одни и те же части речи</text:p>
      <text:p text:style-name="P5">2) в разных языках есть существенные различия в характерных признаках одной и той же части речи</text:p>
      <text:p text:style-name="P5">3) отношения мжду частями речи в разных языках, степень их близости друг к другу — разные</text:p>
      <text:p text:style-name="P5">4) БЛЯЯЯЯЯЯЯЯЯЯЯЯЯЯЯЯЯЯЯЯЯЯЯЯЯЯЯЯЯЯЯЯЯЯЯЯЯЯЯЯЯЯЯ</text:p>
      <text:h text:style-name="Heading_20_2" text:outline-level="2">Типы связи слов</text:h>
      <text:p text:style-name="P5">Зависят от конкретного языка. Принято выделять три: согласование, управление, примыкание</text:p>
      <text:h text:style-name="Heading_20_3" text:outline-level="3">Согласование</text:h>
      <text:p text:style-name="P7"><text:span text:style-name="T3">Согласование</text:span><text:span text:style-name="T4"> — способ связи, в котором подчинённое повторяет признаки главного</text:span></text:p>
      <text:h text:style-name="Heading_20_3" text:outline-level="3"><text:span text:style-name="T2">Управление</text:span>.</text:h>
      <text:p text:style-name="P5">Зависимое слово подчиняется главному, главное ведёт себя как хочет.</text:p>
      <text:p text:style-name="P5">Есть <text:span text:style-name="T2">предложное</text:span> и <text:span text:style-name="T2">беспредложное управление</text:span> (в зависимости от наличия предлога). В языках синтетического строя широко представлено и предложное, иб еспредложное управление. В языках аналитического строя беспредложное управление встречается очень редко (английский язык).</text:p>
      <text:p text:style-name="P5"><text:span text:style-name="T2">Управление глагольное и именное. </text:span>Глагольное: произнёс речь, заботился о брате, стоять у окна. Именное: крыша дома, речь брата</text:p>
      <text:p text:style-name="P5"><text:span text:style-name="T2">Сильное и слабое управление.</text:span> Сильное управление — вид управления, при котором выбор зависимых форм (предлогов, падежей) сильно ограничен. При слабом управлении возможно сочетание управляющего слова с различными формами управляемых слов.</text:p>
      <text:h text:style-name="Heading_20_3" text:outline-level="3">Примыкание </text:h>
      <text:p text:style-name="P6">Примыкание — тип связи, при котором зависимое слово не подвергается морфологическим измениниям, его связ с главным выражается порядком слов (позицией), а в предложении — и объединяющей интонацией (местом паузы, фразовым ударением): быстро бежать, читал стоя, очень слабый, bog box (big boxes), often saw, came late.</text:p>
      <text:p text:style-name="P6">Примыкание — один из самых распространённых способов связи слов, особенно в языках со слабым развитием флексий.</text:p>
      <text:p text:style-name="P6"><text:span text:style-name="T2">Замыкание</text:span> состоит в том, что зависимое слово ставится между частями аналитической формы другого слова, напр. Между артиклем и существительным: the large room.</text:p>
      <text:h text:style-name="Heading_20_2" text:outline-level="2">Понятие о предложении</text:h>
      <text:h text:style-name="Heading_20_3" text:outline-level="3">Предикативность</text:h>
      <text:p text:style-name="P6"><text:span text:style-name="T2">Предикативность</text:span> — это общая грамматическая категория, значение которой заключается в выражении отношения содержания предложения к действительности.</text:p>
      <text:p text:style-name="P6">Слово зима / предложение Зима.</text:p>
      <text:p text:style-name="P6">Словосочетание <text:span text:style-name="T5">зелёная трава</text:span>, <text:span text:style-name="T5">чёрный стол</text:span> / предложения <text:span text:style-name="T5">Трава — зелёная. Стол — чёрный. Он — студент.</text:span></text:p>
      <text:p text:style-name="P8"><text:soft-page-break/>В первом случае нет указания на реальность или нереальность факта, на его наличие в данный момент. Во втором случае такое указание есть.</text:p>
      <text:p text:style-name="P8">Здесь утверждается реальность факта (иначе сказали бы <text:span text:style-name="T5">Трава была бы зелёная. Пусть трава будет зелёная. Если бы трава была зелёная.</text:span> и т. п.), его наличие в момент речи (иначе было бы <text:span text:style-name="T5">Трава была зелёная, Он был студентом, Трава будет зелёная, Он будет студентом</text:span> и т. п.).</text:p>
      <text:p text:style-name="P10">Предикативность выражается в синтаксических категориях <text:span text:style-name="T2">модальности</text:span>, <text:span text:style-name="T2">времени</text:span> и <text:span text:style-name="T2">лица</text:span>.</text:p>
      <text:p text:style-name="P9"><text:span text:style-name="T6">М</text:span>ожет добавляться <text:span text:style-name="T2">модальность</text:span> — <text:span text:style-name="T6">формы грамматического выражения отношения речи, высказывания к действительности, устанавлеваемые говорящим, то, что говорящий передаёт событие как реально существующие, желательное или возможное.</text:span></text:p>
      <text:p text:style-name="P11">Модальность выражается прежде всего глагольными наклонениями, но, кроме них, она может быть выражена модальными частицами, специальными словами, особыми формами, интонацией.</text:p>
      <text:h text:style-name="Heading_20_3" text:outline-level="3">Интонация как второй важнейший признак предложения.</text:h>
      <text:p text:style-name="P1">Интонация отличает предложение от словосочетания, которому данный признак не свойственен, превращает отдельное слово в предложение (Мороз крепчал и Мороз), отграничивает одно предложение от другого (Снег выпал и Снег выпал… только в январе), создаёт внутреннее единство предложения и его членение на части (Не расти траве после осени; не цаести цветам зимой по снегу)</text:p>
      <text:p text:style-name="P1">Роль интонации особенно велика в языках со слабым развитием флексий типа английского.</text:p>
      <text:p text:style-name="P1">Кроме интонации, для организации предложения важны порядок слов, служебные слова, аффиксация, позволяющие оформлять предложение как определённое грамматическое единство.</text:p>
      <text:h text:style-name="P18" text:outline-level="3">Члены предложения</text:h>
      <text:h text:style-name="Heading_20_4" text:outline-level="4">Подлежащее</text:h>
      <text:p text:style-name="P1">Чаще всего <text:span text:style-name="T2">подлежащее</text:span> определяют как главный член двусоставного предложения. Различаются по языкам способы выражения подлежащего. Для европейских языков наиболее типично подлежащее в именительном падеже. В русском языке подлежащее может быть ыражено словосочетанием с числительным, в английском подлежащее часто выражается формами инфинитива и герундия.</text:p>
      <text:p text:style-name="P1">Сказуемое — главный член зависимого состава предложения, связанный с подлежащим в двусоставном предложении предикативными отношениями.</text:p>
      <text:h text:style-name="Heading_20_4" text:outline-level="4">Сказуемое</text:h>
      <text:p text:style-name="P1">Простые и составные сказуемые. Глагольные и именные сказуемые.</text:p>
      <text:p text:style-name="P1">В английском сказуемое может быть первичным и вторичным. Первое непосредственно характеризует предмет обозначенный подлежащим: He knows it, He is illl. Второе зхарактеризует предмет опосредственно, через мнение других лиц: He is said to know it <text:soft-page-break/>(Говорят, что он знает это/Он знает это), He is believed to be ill (Говорят, что он болен/Он болен).</text:p>
      <text:h text:style-name="P17" text:outline-level="2">Синтаксические единицы, связь между ними</text:h>
      <text:p text:style-name="P1">Синтаксические единицы возникают и существуют в языке для выражения определённых синтаксических отношений</text:p>
      <text:p text:style-name="P1"><text:span text:style-name="T2">Синтаксические отношения</text:span> — это самые общие, типизированные значения, выражаемые средствами языка и пердназначенные для конструирования вещественной информации.</text:p>
      <text:p text:style-name="P1"><text:span text:style-name="T2">Синтаксические связи</text:span> — БЛЯЯЯЯЯЯЯЯЯЯЯЯЯЯЯЯЯЯЯЯЯЯЯЯЯЯЯЯЯЯЯЯЯЯЯЯЯЯ</text:p>
      <text:p text:style-name="P1"><text:span text:style-name="T2">Сочинительная связь</text:span> — БЛЯЯЯЯЯЯЯЯЯЯЯЯЯЯЯЯ</text:p>
      <text:p text:style-name="P1"><text:span text:style-name="T2">Подчинительная связь</text:span> — связь однонаправленная. Суть её заключается в том, что одно слов (словоформа, синтаксическая единица) своими лексико-сеантическими и грамматическии свойствами непосредственно влияет БЛЯЯЯЯЯЯЯЯЯЯЯЯЯЯЯЯЯЯЯЯЯ</text:p>
      <text:h text:style-name="Heading_20_2" text:outline-level="2">Синтатма</text:h>
      <text:p text:style-name="P1">Синтатма — это сочетание двух членов, связанных тем или иным отношением с неравноправной направленностью членов, где один член является определяемым, а другой — определяющи. Членами синтагмы могут быть:</text:p>
      <text:p text:style-name="P1">1) слова, поэтому самое простое опеределение этого явления — это «два сова, где одно определяет другое»</text:p>
      <text:p text:style-name="P1">2) морфологические части слов — морфемы и сочетания морфем (вод-воз, дом-ик, перевоз-чик, мо-роз-ит)</text:p>
      <text:p text:style-name="P1">3) словосочетания, выступающие как один член (<text:span text:style-name="T5">видел «Горе от ума»</text:span>; <text:span text:style-name="T5">работает спустя рукава</text:span>; <text:span text:style-name="T5">Ваня и Петя пошли гулять</text:span>; <text:span text:style-name="T5">это был бродяга, который украл лошадь</text:span>; <text:span text:style-name="T5">«Я тот, которому внимала ты в полуночной тишине»</text:span>) и более сложные «блоки».</text:p>
      <text:h text:style-name="Heading_20_2" text:outline-level="2">Типы предложения</text:h>
      <text:p text:style-name="P12">По характеру выраженного в предложении отношения к действительности их делят на на утвердительные и отрицательные.</text:p>
      <text:p text:style-name="P12">Обычно отрицание выражается с помощью отрицательных частиц. Отрицание может быть передано соединением нескольких способов, например, отрицательной частицей и отрицательным местоимением: <text:span text:style-name="T5">Никто не слышал об этом.</text:span></text:p>
      <text:p text:style-name="P12">Вощможна передача отрицания интонационными средствами, что очень любит русский язык. <text:span text:style-name="T5">Как ей за пять минут успеть!</text:span></text:p>
      <text:p text:style-name="P13">По цели высказывания предложения делятся на</text:p>
      <text:list text:style-name="L1">
        <text:list-item>
          <text:p text:style-name="P19">повествовательные, содержащие сообщение о действительности, передающие мысль</text:p>
        </text:list-item>
        <text:list-item>
          <text:p text:style-name="P19">побудительные</text:p>
        </text:list-item>
        <text:list-item>
          <text:p text:style-name="P19">вопросительные</text:p>
        </text:list-item>
        <text:list-item>
          <text:p text:style-name="P19"><text:soft-page-break/>восклицательные</text:p>
        </text:list-item>
      </text:list>
      <text:p text:style-name="P13">По конструктивным особенностям делятся на:</text:p>
      <text:list text:style-name="L2">
        <text:list-item>
          <text:p text:style-name="P20">дву- и однососоставные</text:p>
        </text:list-item>
        <text:list-item>
          <text:p text:style-name="P20">полные и неполные</text:p>
        </text:list-item>
        <text:list-item>
          <text:p text:style-name="P20">(не)распространённые</text:p>
        </text:list-item>
        <text:list-item>
          <text:p text:style-name="P20">простые и сложные</text:p>
        </text:list-item>
      </text:list>
      <text:p text:style-name="P14">Порядок слов в английском предложении:</text:p>
      <text:list text:style-name="L3">
        <text:list-item>
          <text:p text:style-name="P22">Сказуемое (вспомогательное в вопросительном предложении)</text:p>
        </text:list-item>
        <text:list-item>
          <text:p text:style-name="P21">Подлежащее</text:p>
        </text:list-item>
        <text:list-item>
          <text:p text:style-name="P21">Сказуемое</text:p>
        </text:list-item>
        <text:list-item>
          <text:p text:style-name="P21">Косвенное дополнение без предлога</text:p>
        </text:list-item>
        <text:list-item>
          <text:p text:style-name="P21">Прямое дополнение</text:p>
        </text:list-item>
        <text:list-item>
          <text:p text:style-name="P21">Косвенное <text:span text:style-name="T7">дополнение</text:span> с предикатом</text:p>
        </text:list-item>
        <text:list-item>
          <text:p text:style-name="P23">Обстоятельство места</text:p>
        </text:list-item>
        <text:list-item>
          <text:p text:style-name="P24">Manner</text:p>
        </text:list-item>
        <text:list-item>
          <text:p text:style-name="P23">Обстоятельство времени</text:p>
        </text:list-item>
      </text:list>
      <text:p text:style-name="P15">В некоторых случаях обстоятельство может быть перед подлежащим. Определение может при любом члене предложения.</text:p>
      <text:h text:style-name="Heading_20_2" text:outline-level="2">Инверсия с точки зрения грамматики</text:h>
      <text:list text:style-name="L4">
        <text:list-item>
          <text:p text:style-name="P25">Во всех вопросительных прежложениях</text:p>
        </text:list-item>
        <text:list-item>
          <text:p text:style-name="P25">В предложениях с конструкцией there is/are</text:p>
        </text:list-item>
        <text:list-item>
          <text:p text:style-name="P25">В предложениях, начинающихся с наречия here, когда подлежащее выражено существительным (не местоимением)</text:p>
        </text:list-item>
        <text:list-item>
          <text:p text:style-name="P25">В предложениях, начинающихся словами so, either, neither.</text:p>
        </text:list-item>
        <text:list-item>
          <text:p text:style-name="P25">В предложениях, начинающихся с never, hardly, seldon, neither, nar</text:p>
        </text:list-item>
        <text:list-item>
          <text:p text:style-name="P25">В словах, вводящих прямую речь, если они стоят посл прямой речи</text:p>
        </text:list-item>
        <text:list-item>
          <text:p text:style-name="P26">После as, than (художественный приём), <text:span text:style-name="T8">если в роли подлежащего не выступает местоимение (иначе получится хуйня)</text:span></text:p>
        </text:list-item>
      </text:list>
      <text:p text:style-name="P27">If she were my sister =&gt; Were she my sister (Была бы она моей сестрой…)</text:p>
      <text:p text:style-name="P27"/>
      <text:h text:style-name="P16" text:outline-level="1"><text:soft-page-break/>13 декабря. Лекция 11. Прецедентные тексты</text:h>
      <text:p text:style-name="P28"><text:span text:style-name="T2">Текст</text:span> — это речевое произведение, состоящее из ряда предложений, расположенных в определённой последовательности и объединённых в целое единством темы, основной мыслью и с помощью различных языковых средств.</text:p>
      <text:p text:style-name="P29"><text:span text:style-name="T2">Тема</text:span> — это обозначение предмета речи, то есть тех жизненных явлений или вопросов, которые были отобраны автором и изображены в его произведении (часто тема отражается в заглавии).</text:p>
      <text:p text:style-name="P29"><text:span text:style-name="T2">Основная мысль</text:span> (идея) текста передаёт отношение автора к предмету речи, его оценку изображаемого.</text:p>
      <text:p text:style-name="P30">Основные признаки текста:</text:p>
      <text:p text:style-name="P30">1) Завершённость</text:p>
      <text:p text:style-name="P30">2) Связанность</text:p>
      <text:p text:style-name="P30">3) Стилевое единство</text:p>
      <text:p text:style-name="P30">4) Цельность</text:p>
      <text:p text:style-name="P31">В разных языках связанность передаётся разными конструкциями, поэтому в каждом языке связанной речи приходится обучаться отдельно. То же касается стилевого единства. Завершённость и цельность текста — личные способности человека.</text:p>
      <text:p text:style-name="P32"><text:span text:style-name="T2">Реминисценция</text:span> (от лат. Воспоминание) возможна в художественном произведении (преимущественно поэтическом). Это отдельные черты, навеянные невольным или преднамеренным заимствованием образов или ритмико-синтаксических ходов из другого произведения (чужого, иногда своего). <text:span text:style-name="T9">Как сознательный приём рассчитан на память и ассоциативное восприятие читателя </text:span><text:span text:style-name="T10">или слушателя.</text:span></text:p>
      <text:p text:style-name="P33"><text:span text:style-name="T2">Прецедентный текст</text:span> — законченный и самодостаточный продукт речемыслительной деятельности, <text:span text:style-name="T11">п</text:span>олипредикативная единица — сложный знак, сумма значений которого не равна его смыслу. Прецедентный <text:s/>текст хорошо знаком любому среднему члену национально-культурного сообщества; в когнитивную базу видит вариант его восприятия. <text:span text:style-name="T12">Прецедентный текст — это любая характеризющаяся цельностью и связанностью последовательность знаковых единиц, обладающая ценностной значимостью для определённой культурной группы.</text:span></text:p>
      <text:p text:style-name="P34"><text:span text:style-name="T2">Прецедентное высказывание</text:span> — репродуцируемый (вновь появляющийся в речи) продукт речемыслительной деятельности: законченная и самодостаточная единица, которая может быть или не быть предикативной; сложный знак. Сумма значений компонентов которого не равна его смыслу. <text:span text:style-name="T13">All men are brothers.</text:span></text:p>
      <text:p text:style-name="P35"><text:span text:style-name="T2">Прецедентное имя</text:span> — индивидуальное имя, связанное или с широко известным текстом, относящися, как правило, к числу прецедентных, или с ситуацией, широко известной носителям языка и выступающей как прецедентная. <text:span text:style-name="T14">Bush and Dick are in the White House. Bushtcher.</text:span></text:p>
      <text:p text:style-name="P36"><text:soft-page-break/><text:span text:style-name="T2">Прецедентная ситуация</text:span> — некая «эталонная», «идеальная» ситуация, связанная с набором определённых коннотаций, дифференциальные признаки которых входят в когнитивную базу. <text:span text:style-name="T15">When Adam delved and Eve span who was the gentleman?</text:span></text:p>
      <text:p text:style-name="P37">По социальной значимости распространения прецедентные феномены рассматриваются как</text:p>
      <text:list text:style-name="L5">
        <text:list-item>
          <text:p text:style-name="P38"><text:span text:style-name="T2">социумно-прецедентные</text:span> — феномены, известные любому среднему представителю того или иного социума</text:p>
          <text:list>
            <text:list-item>
              <text:p text:style-name="P38"><text:span text:style-name="T2">Макрогрупповые феномены</text:span> — феномены, прецедентные для большой группы любей (например, профессиональная группа, группа одноклассников, студентов)</text:p>
            </text:list-item>
            <text:list-item>
              <text:p text:style-name="P38"><text:span text:style-name="T2">Микрогрупповые феномены</text:span> — феномены, прецедентные для маленькой группы людей (например, семейная группа)</text:p>
            </text:list-item>
          </text:list>
        </text:list-item>
        <text:list-item>
          <text:p text:style-name="P38"><text:span text:style-name="T2">национально-прецедентные</text:span> — феномены, известные любому среднему представителю того или иного национально-лингво-культурного сообщества</text:p>
        </text:list-item>
        <text:list-item>
          <text:p text:style-name="P38"><text:span text:style-name="T2">универсально-прецедентные</text:span> или <text:span text:style-name="T2">цивилизационные</text:span> — феномены, которые известны среднему современному человеку и входят в «универсальное» когнитивное пространство</text:p>
        </text:list-item>
      </text:list>
      <text:p text:style-name="P39">По средствам выражения прецедентные явления можно поделить на:</text:p>
      <text:list text:style-name="L6">
        <text:list-item>
          <text:p text:style-name="P40">Вербальные феномены</text:p>
          <text:list>
            <text:list-item>
              <text:p text:style-name="P40">разнообразные вербальные единицы, напр.: «As rich as Rockefeller»</text:p>
            </text:list-item>
            <text:list-item>
              <text:p text:style-name="P40">тексты как продукты речевой деятельности, напр.: «God bless hysteria» (отсылка к «God bless America»)</text:p>
            </text:list-item>
          </text:list>
        </text:list-item>
        <text:list-item>
          <text:p text:style-name="P40">Невербальные феномены</text:p>
          <text:list>
            <text:list-item>
              <text:p text:style-name="P40">произведения живописи, напр. улыбка Моны Лизы</text:p>
            </text:list-item>
            <text:list-item>
              <text:p text:style-name="P40">произведения архитектуы, напр. Биг Бен</text:p>
            </text:list-item>
          </text:list>
        </text:list-item>
      </text:list>
      <text:p text:style-name="P41">Источниками прецедентных феноменов являются:</text:p>
      <text:list text:style-name="L7">
        <text:list-item>
          <text:p text:style-name="P42">политические плакаты и лозунги</text:p>
        </text:list-item>
        <text:list-item>
          <text:p text:style-name="P42">афоризмы — <text:span text:style-name="T16">удачные фразы из юморесок, стендапа и других источников</text:span></text:p>
        </text:list-item>
        <text:list-item>
          <text:p text:style-name="P42">классические и близкие к классическим произведениям литературы (включая сказки и детские стихи)</text:p>
        </text:list-item>
        <text:list-item>
          <text:p text:style-name="P42">Библия</text:p>
        </text:list-item>
        <text:list-item>
          <text:p text:style-name="P42">рекламные тексты, анекдоты, пословицы, загадки, считалки, зарубежные песни</text:p>
        </text:list-item>
        <text:list-item>
          <text:p text:style-name="P42">фольклор</text:p>
        </text:list-item>
        <text:list-item>
          <text:p text:style-name="P42">народно-юмористический жанр</text:p>
        </text:list-item>
        <text:list-item>
          <text:p text:style-name="P42">кинематография и мультипликация</text:p>
        </text:list-item>
      </text:list>
      <text:p text:style-name="P43"><text:span text:style-name="T2">Аллюзии</text:span> — наличие в тексте элементов, функция которых состоит в указании на связь данногго текста с другими текстами или же отсылке к определённым историческим, <text:soft-page-break/>клуьтурным и биографическим фактам. Такие элементы называются <text:span text:style-name="T2">маркерами</text:span>, или репрезентантами аллюзии, а тексты и факты действительности, к которым осуществляется отсылка, называются <text:span text:style-name="T2">денотатами аллюзии</text:span>. <text:span text:style-name="T17">Денотатами аллюзии могут служить не только вербальные (т. е. словесные) тексты, но и «тексты» других видов искусств, прежде всего живописные. Подобные аллюзии носят название интермедиальных.</text:span></text:p>
      <text:p text:style-name="P44">Реминисценции должны отвечать следующим условиям:</text:p>
      <text:list text:style-name="L8">
        <text:list-item>
          <text:p text:style-name="P45">осознанность адресантом факта совершаемой им реминисценции на определённый текст</text:p>
        </text:list-item>
        <text:list-item>
          <text:p text:style-name="P45">знакомство адресата с исходным текстом и его способность распознать отсылку к этому тексту</text:p>
        </text:list-item>
        <text:list-item>
          <text:p text:style-name="P45">наличие у адресанта прагматической пресуппозиции знания адресатом данного текста</text:p>
        </text:list-item>
      </text:list>
      <text:p text:style-name="P46"><text:span text:style-name="T2">Квазицитация</text:span> — воспроизведение языковой личностью части текста или всего текста в своём дискурсе в умышленно изменённом виде. Напр. <text:span text:style-name="T18">к</text:span>нига А. Коржакова: «Борис Ельцин: от рассвета до заката».</text:p>
      <text:p text:style-name="P47"><text:span text:style-name="T2">Продолжение</text:span> — текстова реминисценция, основой которой, как правилою служат лишь художественные тексты и использование которой является обычно прерогативой профессиональных писателей. В романе А. Рипли «Скарлетт» использован «воображаемый мир» «Унесённых ветром» М. Митчелл; в повести Л.-Х. Ольсена «Эрик — сын человека» - мир скандинавской мифологии. Термин «продолжение» вовсе не подразумевает обязательного описания событи<text:span text:style-name="T19">й</text:span>, хронологически следующих после оригинала.</text:p>
      <text:p text:style-name="P48">Повторение структуры прецедентного текста, языковые штаммы = прецедентные жанры</text:p>
      <text:p text:style-name="P49"><text:span text:style-name="T5">Прецедентность на основе одного и того же текста в разных культурах.</text:span> В русском языке прецедентными не стали библейские высказывания To lay the axeto the root of the tree (Класть секиру при корне дерев), There is no discharge of that war (Нет избавления в этой борьбе).</text:p>
      <text:p text:style-name="P50">Инофрмация, составляющая фонд культурной грумотности, может частично меняться с течением времени:</text:p>
      <text:p text:style-name="P50">- Чем занимаются в советском посольстве в Пекине?<text:line-break/>- Изучают биографию Грибоедова?</text:p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5:41:03.652959831</meta:creation-date>
    <dc:date>2023-12-13T16:46:33.844570829</dc:date>
    <meta:editing-duration>PT2H6M57S</meta:editing-duration>
    <meta:editing-cycles>59</meta:editing-cycles>
    <meta:generator>LibreOffice/7.6.2.1$Linux_X86_64 LibreOffice_project/60$Build-1</meta:generator>
    <meta:document-statistic meta:table-count="1" meta:image-count="0" meta:object-count="0" meta:page-count="8" meta:paragraph-count="168" meta:word-count="1998" meta:character-count="15503" meta:non-whitespace-character-count="13675"/>
  </office:meta>
</office:document-meta>
</file>